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表格1" style:family="table">
      <style:table-properties style:width="17cm" fo:margin-left="0.004cm" fo:margin-top="0cm" fo:margin-bottom="0cm" table:align="left" style:writing-mode="lr-tb"/>
    </style:style>
    <style:style style:name="表格1.A" style:family="table-column">
      <style:table-column-properties style:column-width="17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="0.097cm" fo:border="0.25pt solid #000000"/>
    </style:style>
    <style:style style:name="表格2" style:family="table">
      <style:table-properties style:width="17cm" fo:margin-left="0.004cm" fo:margin-top="0cm" fo:margin-bottom="0cm" table:align="left" style:writing-mode="lr-tb"/>
    </style:style>
    <style:style style:name="表格2.A" style:family="table-column">
      <style:table-column-properties style:column-width="17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="0.097cm" fo:border="0.25pt solid #000000"/>
    </style:style>
    <style:style style:name="表格3" style:family="table">
      <style:table-properties style:width="17cm" fo:margin-left="0.004cm" fo:margin-top="0cm" fo:margin-bottom="0cm" table:align="left" style:writing-mode="lr-tb"/>
    </style:style>
    <style:style style:name="表格3.A" style:family="table-column">
      <style:table-column-properties style:column-width="17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="0.097cm" fo:border="0.25pt solid #000000"/>
    </style:style>
    <style:style style:name="表格4" style:family="table">
      <style:table-properties style:width="17cm" fo:margin-left="0.004cm" fo:margin-top="0cm" fo:margin-bottom="0cm" table:align="left" style:writing-mode="lr-tb"/>
    </style:style>
    <style:style style:name="表格4.A" style:family="table-column">
      <style:table-column-properties style:column-width="17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="0.097cm" fo:border="0.25pt solid #000000"/>
    </style:style>
    <style:style style:name="表格5" style:family="table">
      <style:table-properties style:width="17cm" fo:margin-left="0.004cm" fo:margin-top="0cm" fo:margin-bottom="0cm" table:align="left" style:writing-mode="lr-tb"/>
    </style:style>
    <style:style style:name="表格5.A" style:family="table-column">
      <style:table-column-properties style:column-width="17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="0.097cm" fo:border="0.25pt solid #000000"/>
    </style:style>
    <style:style style:name="表格6" style:family="table">
      <style:table-properties style:width="17cm" fo:margin-left="0.004cm" fo:margin-top="0cm" fo:margin-bottom="0cm" table:align="left" style:writing-mode="lr-tb"/>
    </style:style>
    <style:style style:name="表格6.A" style:family="table-column">
      <style:table-column-properties style:column-width="17cm"/>
    </style:style>
    <style:style style:name="表格6.1" style:family="table-row">
      <style:table-row-properties fo:keep-together="auto"/>
    </style:style>
    <style:style style:name="表格6.A1" style:family="table-cell">
      <style:table-cell-properties fo:padding="0.097cm" fo:border="0.25pt solid #000000"/>
    </style:style>
    <style:style style:name="表格7" style:family="table">
      <style:table-properties style:width="17cm" fo:margin-left="0.004cm" fo:margin-top="0cm" fo:margin-bottom="0cm" table:align="left" style:writing-mode="lr-tb"/>
    </style:style>
    <style:style style:name="表格7.A" style:family="table-column">
      <style:table-column-properties style:column-width="17cm"/>
    </style:style>
    <style:style style:name="表格7.1" style:family="table-row">
      <style:table-row-properties fo:keep-together="auto"/>
    </style:style>
    <style:style style:name="表格7.A1" style:family="table-cell">
      <style:table-cell-properties fo:padding="0.097cm" fo:border="0.25pt solid #000000"/>
    </style:style>
    <style:style style:name="表格8" style:family="table">
      <style:table-properties style:width="17cm" fo:margin-left="0.004cm" fo:margin-top="0cm" fo:margin-bottom="0cm" table:align="left" style:writing-mode="lr-tb"/>
    </style:style>
    <style:style style:name="表格8.A" style:family="table-column">
      <style:table-column-properties style:column-width="17cm"/>
    </style:style>
    <style:style style:name="表格8.1" style:family="table-row">
      <style:table-row-properties fo:keep-together="auto"/>
    </style:style>
    <style:style style:name="表格8.A1" style:family="table-cell">
      <style:table-cell-properties fo:padding="0.097cm" fo:border="0.25pt solid #000000"/>
    </style:style>
    <style:style style:name="表格9" style:family="table">
      <style:table-properties style:width="17cm" fo:margin-left="0.004cm" fo:margin-top="0cm" fo:margin-bottom="0cm" table:align="left" style:writing-mode="lr-tb"/>
    </style:style>
    <style:style style:name="表格9.A" style:family="table-column">
      <style:table-column-properties style:column-width="17cm"/>
    </style:style>
    <style:style style:name="表格9.1" style:family="table-row">
      <style:table-row-properties fo:keep-together="auto"/>
    </style:style>
    <style:style style:name="表格9.A1" style:family="table-cell">
      <style:table-cell-properties fo:padding="0.097cm" fo:border="0.25pt solid #000000"/>
    </style:style>
    <style:style style:name="表格10" style:family="table">
      <style:table-properties style:width="17cm" fo:margin-left="0.004cm" fo:margin-top="0cm" fo:margin-bottom="0cm" table:align="left" style:writing-mode="lr-tb"/>
    </style:style>
    <style:style style:name="表格10.A" style:family="table-column">
      <style:table-column-properties style:column-width="17cm"/>
    </style:style>
    <style:style style:name="表格10.1" style:family="table-row">
      <style:table-row-properties fo:keep-together="auto"/>
    </style:style>
    <style:style style:name="表格10.A1" style:family="table-cell">
      <style:table-cell-properties fo:padding="0.097cm" fo:border="0.25pt solid #000000"/>
    </style:style>
    <style:style style:name="表格11" style:family="table">
      <style:table-properties style:width="17cm" fo:margin-left="0.004cm" fo:margin-top="0cm" fo:margin-bottom="0cm" table:align="left" style:writing-mode="lr-tb"/>
    </style:style>
    <style:style style:name="表格11.A" style:family="table-column">
      <style:table-column-properties style:column-width="17cm"/>
    </style:style>
    <style:style style:name="表格11.1" style:family="table-row">
      <style:table-row-properties fo:keep-together="auto"/>
    </style:style>
    <style:style style:name="表格11.A1" style:family="table-cell">
      <style:table-cell-properties fo:padding="0.097cm" fo:border="0.25pt solid #000000"/>
    </style:style>
    <style:style style:name="表格12" style:family="table">
      <style:table-properties style:width="17cm" fo:margin-left="0.004cm" fo:margin-top="0cm" fo:margin-bottom="0cm" table:align="left" style:writing-mode="lr-tb"/>
    </style:style>
    <style:style style:name="表格12.A" style:family="table-column">
      <style:table-column-properties style:column-width="17cm"/>
    </style:style>
    <style:style style:name="表格12.1" style:family="table-row">
      <style:table-row-properties fo:keep-together="auto"/>
    </style:style>
    <style:style style:name="表格12.A1" style:family="table-cell">
      <style:table-cell-properties fo:padding="0.097cm" fo:border="0.25pt solid #000000"/>
    </style:style>
    <style:style style:name="表格13" style:family="table">
      <style:table-properties style:width="17cm" fo:margin-left="0.004cm" fo:margin-top="0cm" fo:margin-bottom="0cm" table:align="left" style:writing-mode="lr-tb"/>
    </style:style>
    <style:style style:name="表格13.A" style:family="table-column">
      <style:table-column-properties style:column-width="17cm"/>
    </style:style>
    <style:style style:name="表格13.1" style:family="table-row">
      <style:table-row-properties fo:keep-together="auto"/>
    </style:style>
    <style:style style:name="表格13.A1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fo:orphans="0" fo:widows="0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orphans="0" fo:widows="0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text-line-through-style="none" style:text-line-through-type="none" fo:font-weight="normal" style:font-weight-asian="normal" style:font-weight-complex="normal"/>
    </style:style>
    <style:style style:name="P6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7" style:family="paragraph" style:parent-style-name="Table_20_Contents">
      <style:paragraph-properties fo:orphans="0" fo:widows="0"/>
    </style:style>
    <style:style style:name="P8" style:family="paragraph" style:parent-style-name="Table_20_Contents">
      <style:paragraph-properties fo:text-align="start" style:justify-single-word="false" fo:orphans="0" fo:widows="0" style:writing-mode="lr-tb"/>
    </style:style>
    <style:style style:name="P9" style:family="paragraph" style:parent-style-name="Table_20_Contents">
      <style:paragraph-properties fo:text-align="start" style:justify-single-word="false" fo:orphans="0" fo:widows="0" style:writing-mode="lr-tb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text-line-through-style="none" style:text-line-through-type="none" fo:font-weight="normal" style:font-weight-asian="normal" style:font-weight-complex="normal"/>
    </style:style>
    <style:style style:name="T9" style:family="text">
      <style:text-properties style:use-window-font-color="true" loext:opacity="0%" fo:font-size="12pt" fo:language="en" fo:country="US" style:letter-kerning="true" style:font-name-asian="文泉驿微米黑" style:font-size-asian="12pt" style:language-asian="zh" style:country-asian="CN" style:font-name-complex="FreeSans" style:font-size-complex="12pt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include&lt;stdlib.h&gt;</text:p>
      <text:p text:style-name="P1">define <text:s/>宏定义 <text:s/>（宏替换）</text:p>
      <text:p text:style-name="P1">语法：</text:p>
      <text:p text:style-name="P1">#define 宏名 字符串<text:tab/><text:tab/><text:tab/>//不带参数的宏</text:p>
      <text:p text:style-name="P1">#define 宏名(参数) 字符串 <text:s text:c="7"/>//带参数的宏</text:p>
      <text:p text:style-name="P1">功能：用指定的宏名（标识符）替代字符串</text:p>
      <text:p text:style-name="P1">例如： #define n 10 <text:s text:c="2"/>n是符号常量（宏名）</text:p>
      <text:p text:style-name="P1">说明：宏名<text:span text:style-name="T1">建议</text:span>用大写字母，变量<text:span text:style-name="T1">建议</text:span>小写字母</text:p>
      <text:p text:style-name="P1">#define s(x) <text:s text:c="2"/>x+x</text:p>
      <text:p text:style-name="P1">例题：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8">#define pi 3.14 <text:s text:c="4"/>void main() <text:s/>{float r=2.5,s; <text:s text:c="3"/>s=pi*r*r; <text:s text:c="2"/>printf(“%f”,s);}</text:p>
          </table:table-cell>
        </table:table-row>
      </table:table>
      <text:p text:style-name="P1">执行：宏定义时，用宏名代替字符串;编译前，用字符串替换掉宏名;运行时做运算;</text:p>
      <text:p text:style-name="P1">例题：带参数的宏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8">#define s(x) <text:s/>x*x <text:s/>void main() {int a=1,b=2; <text:s text:c="2"/>printf(“%d”,s(a+b)); <text:s/>//a+b*a+b 输出5 <text:s text:c="2"/>}</text:p>
          </table:table-cell>
        </table:table-row>
      </table:table>
      <text:p text:style-name="P1">执行：定义时，用宏名代替字符串;编译前，用字符串替换宏名;如果含有参数，则要进行参数的替换;运行时做运算; <text:s text:c="2"/></text:p>
      <text:p text:style-name="P1"/>
      <text:p text:style-name="P1">宏替换与函数调用的区别</text:p>
      <text:p text:style-name="P1">1. 执行的时间不同，在编译前被执行的; <text:s text:c="5"/>是在运行时调用的;</text:p>
      <text:p text:style-name="P1">2. 处理方式不同，完成的是字符串的替换，不做运算; <text:s text:c="4"/>先要计算出实参，然后调用，进行参数传递。</text:p>
      <text:p text:style-name="P1">3. 占用内存空间不同，宏替换不占用内存空间; <text:s text:c="3"/>函数调用形参也开辟内存空间</text:p>
      <text:p text:style-name="P1"/>
      <text:p text:style-name="P1">例题：有括号要带括号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2">#define min(x,y) <text:s/>(x)&lt;(y)?(x):(y) <text:s/>void main() {int i=10,j=15,k; <text:s/>k=10*min(i,j); <text:s/>printf(“%d”,k); <text:s/>}</text:p>
          </table:table-cell>
        </table:table-row>
      </table:table>
      <text:p text:style-name="P1">替换后：k=10*min(i,j); <text:s text:c="2"/>10*(i)&lt;(j)?(i):(j) <text:s/>; // 运行时输出 15</text:p>
      <text:p text:style-name="P1"/>
      <text:p text:style-name="P1"><text:span text:style-name="T1">指针</text:span></text:p>
      <text:p text:style-name="P1"><text:span text:style-name="T2">int a=2; <text:s/>定义一个整型变量a，含义：是去内存开了一个int大小的房间，房间门上贴了标签a，房间里放了值2;</text:span></text:p>
      <text:p text:style-name="P1"><text:span text:style-name="T2">房间中的值共有2种存取方法：</text:span></text:p>
      <text:p text:style-name="P1"><text:span text:style-name="T2">1. 直接存取法：就是使用变量名（标识符）进行存或取;</text:span></text:p>
      <text:p text:style-name="P1"><text:span text:style-name="T2">2. 间接存取法：就是使用地址值进行存或取;</text:span></text:p>
      <text:p text:style-name="P1"><text:span text:style-name="T2">例如：void main(){int a=1,b=2,c; <text:s text:c="6"/>c=a +b; <text:s text:c="4"/>printf(“%d”,c); <text:s/>} <text:s text:c="2"/>//直接存取法</text:span></text:p>
      <text:p text:style-name="P3"/>
      <text:p text:style-name="P1"><text:span text:style-name="T2">理解几个概念：</text:span></text:p>
      <text:p text:style-name="P1"><text:span text:style-name="T2">1. 地址值：内存房间的门牌号; <text:s text:c="2"/>201</text:span></text:p>
      <text:p text:style-name="P1"><text:span text:style-name="T2">2. 指针：就是内存地址值的别名（第二个称呼）</text:span></text:p>
      <text:p text:style-name="P1"><text:span text:style-name="T2">3. 指针变量：是专门用来存放地址值的一种变量; 指针变量里面存储了指针（地址值）;</text:span></text:p>
      <text:p text:style-name="P1"><text:span text:style-name="T2">内存的地址是对外不可见的，所以看不到具体的地址值; 因此我们需要用&amp;取地址运算符，获取地址值;</text:span></text:p>
      <text:p text:style-name="P1"><text:span text:style-name="T2">获取到的地址，需要存于指针变量中</text:span></text:p>
      <text:p text:style-name="P1"><text:span text:style-name="T2">4. 地址值是有类型之分，因此指针变量也有类型; 只有同类型的指针或地址，才能相互赋值或其他运算。</text:span></text:p>
      <text:p text:style-name="P1"><text:span text:style-name="T2">例如：int a=1; <text:s/>float b=2.5; <text:s text:c="2"/>&amp;b此时的地址值是float型，地址的类型是由房间的类型决定的。</text:span></text:p>
      <text:p text:style-name="P3"/>
      <text:p text:style-name="P1"><text:span text:style-name="T1">指针变量的定义：需要使用 * 运算符</text:span></text:p>
      <text:p text:style-name="P1"><text:span text:style-name="T2">语法：类型 * 指针变量名;</text:span></text:p>
      <text:p text:style-name="P1"><text:span text:style-name="T2">例如：int * p; <text:s text:c="3"/>//定义了一个指针变量p，他的类型是 <text:s/>int *;</text:span></text:p>
      <text:p text:style-name="P1"><text:span text:style-name="T2">p=地址值; <text:s/>p=&amp;a; 是正确的 <text:s text:c="2"/></text:span><text:span text:style-name="T4">p=20;错误的</text:span></text:p>
      <text:p text:style-name="P1"><text:soft-page-break/><text:span text:style-name="T1">给指针变量赋值：一定要使用地址值</text:span><text:span text:style-name="T2"> </text:span></text:p>
      <text:p text:style-name="P1"><text:span text:style-name="T2">即：p=地址值（同类型的地址值）; <text:s text:c="5"/></text:span></text:p>
      <text:p text:style-name="P1"><text:span text:style-name="T2">例如：p=&amp;a; <text:s text:c="4"/>约定：给指针变量赋值的操作，我们约定为指针变量的指向;</text:span></text:p>
      <text:p text:style-name="P3"/>
      <text:p text:style-name="P1"><text:span text:style-name="T1">利用指针变量操作房间中的内容（间接存取法）</text:span><text:span text:style-name="T2">; <text:s/>语法: *地址值：表示房间的内容</text:span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8">void main() {int a=1,b=2,c; <text:s/></text:p>
            <text:p text:style-name="P8">int *p1,*p2; <text:s text:c="4"/>//定义了两个指针变量; <text:s/></text:p>
            <text:p text:style-name="P8">p1=&amp;a; <text:s/>p2=&amp;b; //给指针变量赋值，约定指针变量完成了指向;</text:p>
            <text:p text:style-name="P8">c= *p1 + *p2; <text:s/>// 利用指针变量操作房间中的值 <text:s text:c="5"/>printf(“%d”,c); }</text:p>
          </table:table-cell>
        </table:table-row>
      </table:table>
      <text:p text:style-name="P1"><text:span text:style-name="T2">总结：使用指针三步骤：（使用指针变量操作内存房间中的值） <text:s text:c="5"/>float b=2.5; <text:s text:c="2"/>b房间称为目标变量</text:span></text:p>
      <text:p text:style-name="P1"><text:span text:style-name="T2">1. 定义指针变量： 类型*指针变量名; <text:s/>如： float * p;</text:span></text:p>
      <text:p text:style-name="P1"><text:span text:style-name="T2">2. 给指针变量赋值：p = 地址值; <text:s text:c="2"/>float型的地址: <text:s/>p=&amp;b;</text:span></text:p>
      <text:p text:style-name="P1"><text:span text:style-name="T2">3. 操作房间中的内容：*地址值：如：*p表示房间中的值2.5;</text:span></text:p>
      <text:p text:style-name="P1"><text:span text:style-name="T2">说明：指针变量只负责操作房间中的值，不负责存储房间中的值。</text:span></text:p>
      <table:table table:name="表格5" table:style-name="表格5">
        <table:table-column table:style-name="表格5.A"/>
        <table:table-row table:style-name="表格5.1">
          <table:table-cell table:style-name="表格5.A1" office:value-type="string">
            <text:p text:style-name="P8">int *p; 定义 <text:s text:c="6"/></text:p>
            <text:p text:style-name="P8"><text:span text:style-name="T3">*p=1; <text:s/>ERROR <text:s/>缺少第二步;</text:span></text:p>
            <text:p text:style-name="P9">int a=2; <text:s text:c="2"/>p=&amp;a; <text:s/>给指针变量赋值，约定为指针变量的指向; <text:s text:c="3"/>*p=1; <text:s text:c="3"/>printf(“%d”,a); <text:s text:c="3"/>//输出1</text:p>
          </table:table-cell>
        </table:table-row>
      </table:table>
      <text:p text:style-name="P1"><text:span text:style-name="T2">例题：</text:span></text:p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P8">void main() {int a =3,b=4,t; <text:s/>int *p1,*p2;</text:p>
            <text:p text:style-name="P8">p1=&amp;a; <text:s/>p2=&amp;b; <text:s/>if(*p1&lt;*p2) {t=*p1; <text:s/>*p1=*p2; <text:s/>*p2=t; <text:s/>}printf(“%d%d”,a,b); <text:s/>} <text:s/>//输出4 <text:s/>3</text:p>
          </table:table-cell>
        </table:table-row>
      </table:table>
      <text:p text:style-name="P1"><text:span text:style-name="T2">例题：</text:span></text:p>
      <table:table table:name="表格7" table:style-name="表格7">
        <table:table-column table:style-name="表格7.A"/>
        <table:table-row table:style-name="表格7.1">
          <table:table-cell table:style-name="表格7.A1" office:value-type="string">
            <text:p text:style-name="P8">void main() {int a=2; <text:s text:c="2"/>int *p =&amp;a; <text:s/>定义同时进行初始化赋值 <text:s/>*p=3; <text:s/>printf(“%d”,a); <text:s text:c="2"/>//输出3}</text:p>
          </table:table-cell>
        </table:table-row>
      </table:table>
      <text:p text:style-name="P1"><text:span text:style-name="T2">例题：</text:span></text:p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8">void main(){int a=3.b=4; int *p1,*p2,*t; <text:s/>p1=&amp;a; <text:s/>//<text:span text:style-name="T3">p1=a; error</text:span> <text:s text:c="2"/>p2=&amp;b; <text:s text:c="2"/></text:p>
            <text:p text:style-name="P8">if(*p1 &lt; *p2) <text:s/>{ t= p1; p1=p2; p2=t;} printf(“%d%d”,a,b); //输出 3 4}</text:p>
          </table:table-cell>
        </table:table-row>
      </table:table>
      <text:p text:style-name="P1"><text:span text:style-name="T2">总结：二者交换了地址值，实质是完成了指针的指向。</text:span></text:p>
      <text:p text:style-name="P3"/>
      <text:p text:style-name="P1"><text:span text:style-name="T2">按数据类型来分类：</text:span></text:p>
      <text:p text:style-name="P1"><text:span text:style-name="T2">分为：整型的指针变量 int * <text:s text:c="2"/>浮点型指针变量 float * 字符型指针变量 char *</text:span></text:p>
      <text:p text:style-name="P3"/>
      <text:p text:style-name="P1"><text:span text:style-name="T1">*按功能来分类：</text:span></text:p>
      <text:p text:style-name="P1"><text:span text:style-name="T2">1.指向单个变量（单个房间的）指针变量; <text:s text:c="2"/>int a=2; <text:s/>int *p <text:s text:c="2"/>float=2.5; <text:s/>float * p;</text:span></text:p>
      <text:p text:style-name="P1"><text:span text:style-name="T2">2.指向数组元素的（每个元素都是单个房间）指针变量：这种类型就是1类型</text:span></text:p>
      <text:p text:style-name="P1"><text:span text:style-name="T2">3.指向整个一维数组的指针变量：</text:span></text:p>
      <text:p text:style-name="P1"><text:span text:style-name="T2">4.指向数组;是多个指针变量的集合：</text:span></text:p>
      <text:p text:style-name="P1"><text:span text:style-name="T2">5.指向函数的指针变量</text:span></text:p>
      <text:p text:style-name="P1"><text:span text:style-name="T2">6.函数的返回值类型是指针类型</text:span></text:p>
      <text:p text:style-name="P3"/>
      <text:p text:style-name="P1"><text:span text:style-name="T2">用指针变量做函数的行参：</text:span></text:p>
      <text:p text:style-name="P1"><text:span text:style-name="T2">例如:</text:span>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8">void swap(int a,int b){int t; t=a; a=b; b=t; } </text:p>
            <text:p text:style-name="P8">void main(){ int a=3,b=4; swap(a,b); printf(“%d%d”,a,b);} </text:p>
          </table:table-cell>
        </table:table-row>
      </table:table>
      <text:p text:style-name="P1"><text:span text:style-name="T2">对照：</text:span></text:p>
      <table:table table:name="表格10" table:style-name="表格10">
        <table:table-column table:style-name="表格10.A"/>
        <table:table-row table:style-name="表格10.1">
          <table:table-cell table:style-name="表格10.A1" office:value-type="string">
            <text:p text:style-name="P8">void swap(int *a,int *b){int t; t=*a; *a=*b; *b=t;}</text:p>
            <text:p text:style-name="P8">void main(){ int a=3,b=4; swap(&amp;a,&amp;b); printf(“%d%d”,a,b); }</text:p>
          </table:table-cell>
        </table:table-row>
      </table:table>
      <text:p text:style-name="P1"><text:span text:style-name="T1">参数传递规则1</text:span><text:span text:style-name="T2">;</text:span></text:p>
      <text:p text:style-name="P1"><text:soft-page-break/><text:span text:style-name="T2">如果函数的行参是基本数据类型变量（整型，字符，浮点）和结构体类型变量，则实参传递给形参，传递的是实参的拷贝值，行参与实参互不影响。</text:span></text:p>
      <text:p text:style-name="P1"><text:span text:style-name="T1">参数传递规则2</text:span><text:span text:style-name="T2">;</text:span></text:p>
      <text:p text:style-name="P1"><text:span text:style-name="T2">如果函数的行参是数组或指针，则实参传递给形参，传递的是实参的地址值，形参会影响实参;</text:span></text:p>
      <text:p text:style-name="P3"/>
      <text:p text:style-name="P1"><text:span text:style-name="T2">指向数组元素中的指针变量：与上述讲的指针变量相同;都是指向单个房间的</text:span></text:p>
      <text:p text:style-name="P1"><text:span text:style-name="T2">例如：a <text:s/>a+1 <text:s/>a+2 a+3 <text:s/>a+4 <text:s text:c="2"/>对应 <text:s text:c="2"/>int a[5] ={1,3,5,7,9}; </text:span></text:p>
      <text:p text:style-name="P1"><text:span text:style-name="T2">int 型的5个元素;</text:span></text:p>
      <text:p text:style-name="P1"><text:span text:style-name="T2">int * p; <text:s/>p=a+1; <text:s text:c="3"/>printf(“%d”,*p); <text:s text:c="3"/>//输出 3</text:span></text:p>
      <text:p text:style-name="P1"><text:span text:style-name="T2">p = a; printf(“%d”,*p); <text:s/>p=a+3; printf(“%d”,*p) <text:s/>p++ 表示指针变量的指向，向后移动一个元素</text:span></text:p>
      <text:p text:style-name="P1"><text:span text:style-name="T2">例如：</text:span></text:p>
      <text:p text:style-name="P1"><text:span text:style-name="T2">p=a; for( <text:s/>; p&lt;=a+4; p++){printf(“%d”,*p)}</text:span></text:p>
      <text:p text:style-name="P1"><text:span text:style-name="T2">总结：如果要指向单个房间的指针变量指向到了数组首元素上，则数组元素的引用，共有2类，4种方法：</text:span></text:p>
      <text:p text:style-name="P1"><text:span text:style-name="T2">1. 下标法：a[0] <text:s/>a[1] a[2] …. <text:s/>p[0] <text:s/>p[1] p[2] p[3] <text:s/></text:span></text:p>
      <text:p text:style-name="P1"><text:span text:style-name="T2">2. 指针法（间接存取法）：*p <text:s/>*(p+1) <text:s/>*(p+2) <text:s/>*(p+3) <text:s text:c="2"/>*a <text:s/>*(a+1) <text:s/>*(a+2) <text:s/>*(a+3)</text:span></text:p>
      <text:p text:style-name="P1"><text:span text:style-name="T2"><text:tab/>int a[5]={1,3,5,7,9}; <text:s text:c="2"/>int *p； <text:s text:c="2"/>p=a;</text:span></text:p>
      <table:table table:name="表格11" table:style-name="表格11">
        <table:table-column table:style-name="表格11.A"/>
        <table:table-row table:style-name="表格11.1">
          <table:table-cell table:style-name="表格11.A1" office:value-type="string">
            <text:p text:style-name="P4">void main() {int a[5]={1,3,5,7,9}; <text:s/>for(int i=0;i&lt;5;i++) {if (a[i]%2 ==0) n++;}printf(“%d”,n); } <text:s/></text:p>
          </table:table-cell>
        </table:table-row>
      </table:table>
      <text:p text:style-name="P1"><text:span text:style-name="T2">对照： *(p+i)%2==0 <text:s text:c="2"/>if(*(a+i)%2==0) <text:s/>if(p[i]%2==0)</text:span></text:p>
      <text:p text:style-name="P1"><text:span text:style-name="T2">总结：</text:span></text:p>
      <text:p text:style-name="P1"><text:span text:style-name="T2">1. 允许指针变量指向到数组元素后，做++ <text:s/>- - <text:s/>运算; 表示指针变量向后或向前 ，移动一个房间</text:span></text:p>
      <text:p text:style-name="P1"><text:span text:style-name="T2">2. 允许指针变量做关系运算，如：p&lt;a+5; <text:s/>此时按数组中的下标值，进行比较。</text:span></text:p>
      <text:p text:style-name="P1"><text:span text:style-name="T2">3. 允许指向同一个数组元素的两个指针变量，做减法 ; 表示这两个指针变量之间间隔的房间数。</text:span></text:p>
      <text:p text:style-name="P1"><text:span text:style-name="T2">4. 不允许指向同一个数组元素的两个指针变量，做加法。</text:span></text:p>
      <text:p text:style-name="P1"><text:span text:style-name="T2">5. 指针指向数组元素的指针变量做，*p++运算，等价于*(p++);</text:span></text:p>
      <text:p text:style-name="P1"><text:span text:style-name="T2">6. &amp;与*相遇，二者功能抵消; <text:s text:c="2"/>例如 int a=2; <text:s/>int *p=&amp;a; <text:s text:c="2"/>printf(“%d”, *&amp;a); <text:s/>// 输出2</text:span></text:p>
      <text:p text:style-name="P3"/>
      <text:p text:style-name="P1"><text:span text:style-name="T2">其他四类的指针变量</text:span></text:p>
      <text:p text:style-name="P1"><text:span text:style-name="T2">3. <text:s/></text:span><text:span text:style-name="T1">指向整个一维数组的指针变量，与二维数组结合使用;</text:span></text:p>
      <text:p text:style-name="P1"><text:span text:style-name="T2">int(*p)[m]; <text:s text:c="2"/>p是指针变量，指向含有m个元素的一维数组上;</text:span></text:p>
      <text:p text:style-name="P1"><text:span text:style-name="T2">int b[3][4]; <text:s text:c="2"/>行地址 <text:s/>和 列地址;</text:span></text:p>
      <text:p text:style-name="P1"><text:span text:style-name="T2">int(*p)[4]; <text:s text:c="6"/>p=行地址; <text:s/>即p=b; <text:s/>p指针指向了首行上; <text:s text:c="5"/>p指针也称为行指针;</text:span></text:p>
      <text:p text:style-name="P1"><text:span text:style-name="T2">引用元素的方法：行指针p前加*,实现行指针转列指针; 列地址前加*,表示内容*(*(p+1)+2) <text:s text:c="3"/>b[1][2]</text:span></text:p>
      <text:p text:style-name="P1"><text:span text:style-name="T2">4. </text:span><text:span text:style-name="T1">int *p[4];</text:span><text:span text:style-name="T2"> <text:s/>p是数组名，这是一个指针数组，说明数组中的每个元素都是一个指针变量，共有4个指针变量。</text:span></text:p>
      <text:p text:style-name="P1"><text:span text:style-name="T2">5. </text:span><text:span text:style-name="T1">int (*p)();</text:span><text:span text:style-name="T2"> <text:s/>指向函数上的指针变量; p是指针变量 <text:s/>给p赋值时，需要使用函数名;</text:span></text:p>
      <text:p text:style-name="P1"><text:span text:style-name="T2">6. </text:span><text:span text:style-name="T1">int *p();</text:span><text:span text:style-name="T2"> 函数的返回值，是指针类型;</text:span></text:p>
      <text:p text:style-name="P1"><text:span text:style-name="T2">7. </text:span><text:span text:style-name="T1">int **p;</text:span><text:span text:style-name="T2"> <text:s text:c="2"/>二级指针; <text:s/>行指针; <text:s text:c="2"/>*(*p)</text:span></text:p>
      <text:p text:style-name="P1"><text:span text:style-name="T2">总结：指针是万能的，能操作所有的内容;</text:span></text:p>
      <text:p text:style-name="P3"/>
      <text:p text:style-name="P1"><text:span text:style-name="T1">字符型的指针变量;</text:span></text:p>
      <text:p text:style-name="P1"><text:span text:style-name="T2">定义：char * p; <text:s/>定义了一个字符的指针变量，他即可以指向单个房间，也可以指向字符串;</text:span></text:p>
      <text:p text:style-name="P1"><text:span text:style-name="T2">例如：</text:span></text:p>
      <text:p text:style-name="P1"><text:span text:style-name="T2">char ch=’A’; <text:s text:c="9"/>char *p=&amp;ch; <text:s text:c="2"/>p指针变量指向到了房间ch上;</text:span></text:p>
      <text:p text:style-name="P1"><text:span text:style-name="T2">char *st=”abc”; <text:s/>st指针变量指向到了字符串abc首元素上;</text:span></text:p>
      <text:p text:style-name="P1"><text:span text:style-name="T1">等价与</text:span><text:span text:style-name="T2">：</text:span></text:p>
      <text:p text:style-name="P1"><text:span text:style-name="T2">char s[]=”abc”; <text:s text:c="2"/>char *st; <text:s text:c="8"/>st=s; <text:s text:c="4"/>st是指向到了数组元素上的指针元素</text:span></text:p>
      <text:p text:style-name="P1"><text:soft-page-break/><text:span text:style-name="T1">注意区分</text:span><text:span text:style-name="T2">：</text:span></text:p>
      <text:p text:style-name="P1"><text:span text:style-name="T2">char st[]=”abc”; <text:s text:c="2"/>ok <text:s text:c="6"/>char st[100]; </text:span></text:p>
      <text:p text:style-name="P1"><text:span text:style-name="T2">st =”abc”; <text:s/>ERROR！ <text:s/>原因是st表示常量地址值，=左边必须用常量</text:span></text:p>
      <text:p text:style-name="P1"><text:span text:style-name="T2">char *s=”abc”; <text:s text:c="5"/>char *s; <text:s text:c="3"/>s=”abc” <text:s/>原因是s指针变量，是变量，可以放在=左侧。</text:span></text:p>
      <text:p text:style-name="P3"/>
      <text:p text:style-name="P1"><text:span text:style-name="T2">删除算法：在一个串（数组）中删除一个指定的字符;</text:span></text:p>
      <text:p text:style-name="P1"><text:span text:style-name="T2">原理：要从前向后依次扫描每个字符，如果遇到的是要删除的字符，则不予处理，如果是遇到非删除字符，则向前放。</text:span></text:p>
      <text:p text:style-name="P1"><text:span text:style-name="T2">void fun(char *s,char ch){ <text:s text:c="2"/>int i=0; <text:s text:c="3"/>while(s[i] <text:s/>!= <text:s text:c="2"/>‘\0’)</text:span></text:p>
      <text:p text:style-name="P1"><text:span text:style-name="T2">{ if(s[i]!=ch){ <text:s text:c="2"/>s[j]=s[i]; <text:s text:c="2"/>j++;} <text:s text:c="2"/>i++; <text:s/>} <text:s text:c="2"/>s[j]=’\0’; //有串必有\0 <text:s text:c="3"/>}</text:span></text:p>
      <text:p text:style-name="P1"><text:span text:style-name="T2">void main(){char st[]=”abbbcdbbc”; <text:s/>fun(st,’b’); <text:s text:c="2"/>puts(st); <text:s text:c="3"/>//abdc}</text:span></text:p>
      <text:p text:style-name="P1"><text:span text:style-name="T2">例题：void main(){char st[]=”how do you do” <text:s/>char *p=st+strlen(st)/2; <text:s/>strcpy(p,”es it”); <text:s/>puts(st);}</text:span></text:p>
      <text:p text:style-name="P1"><text:span text:style-name="T2">//输出结果为 <text:s/>how does it</text:span></text:p>
      <text:p text:style-name="P1"><text:span text:style-name="T2"><text:tab/><text:tab/><text:tab/><text:tab/><text:tab/><text:tab/><text:tab/><text:tab/><text:tab/><text:tab/><text:tab/><text:tab/><text:tab/><text:tab/> <text:s/>字符型的指针数组</text:span></text:p>
      <text:p text:style-name="P1"><text:span text:style-name="T2">main函数: void main() <text:s text:c="3"/>int main(){return 0;} <text:s text:c="2"/>int main(int argc,char *argv[]){}</text:span></text:p>
      <text:p text:style-name="P1"><text:span text:style-name="T2">main函数中的形参含义：</text:span></text:p>
      <text:p text:style-name="P1"><text:span text:style-name="T2">1. argc表示命令行参数中，包括文件名在内的所有参数的总个数</text:span></text:p>
      <text:p text:style-name="P1"><text:span text:style-name="T2">2. 指针数组，数组中共含有argc个指针变量。每个指针变量都指向到包含文件名在内的所有参数上。</text:span></text:p>
      <text:p text:style-name="P3"/>
      <text:p text:style-name="P1"><text:span text:style-name="T1">结构体：</text:span><text:span text:style-name="T2">编程</text:span></text:p>
      <text:p text:style-name="P1"><text:span text:style-name="T2">应用情况：在程序中处理复杂数据时，需要使用结构体;</text:span></text:p>
      <text:p text:style-name="P1"><text:span text:style-name="T2">什么是复杂数据：数据本身含有多个属性或成分;</text:span></text:p>
      <text:p text:style-name="P1"><text:span text:style-name="T2">例如：int a=1,b=2; <text:s/>简单的数据 <text:s/>int基本数据类型</text:span></text:p>
      <text:p text:style-name="P1"><text:span text:style-name="T2"><text:s text:c="7"/><text:tab/> <text:s text:c="3"/>生日 2000 01 02 <text:s text:c="2"/>| <text:s/>书名，作者，单价，出版社 <text:s text:c="5"/>复杂的数据 <text:s text:c="4"/></text:span></text:p>
      <text:p text:style-name="P1"><text:span text:style-name="T2">如何使用结构体？</text:span></text:p>
      <text:p text:style-name="P1"><text:span text:style-name="T2">定义：结构体就是逻辑上相关联的一组数据的集合，这组数据可以是相同类型的，也可以是不同类型的。</text:span></text:p>
      <text:p text:style-name="P1"><text:span text:style-name="T2">定义结构体类型的语法： struct <text:s/>结构体名 <text:s/>{ <text:s/>成员1; <text:s text:c="2"/>成员2; <text:s/>…... }</text:span><text:span text:style-name="T5">;</text:span></text:p>
      <text:p text:style-name="P1"><text:span text:style-name="T2">例如：</text:span></text:p>
      <text:p text:style-name="P1"><text:span text:style-name="T2">struct birth{int year; int month; <text:s/>int day;}; <text:s/></text:span><text:span text:style-name="T1">说明</text:span><text:span text:style-name="T2">：定义了一个结构体类型</text:span></text:p>
      <text:p text:style-name="P1"><text:span text:style-name="T2">1. struct 是定义结构体类型的关键字</text:span></text:p>
      <text:p text:style-name="P1"><text:span text:style-name="T2">2. birth 是结构体名</text:span></text:p>
      <text:p text:style-name="P1"><text:span text:style-name="T2">3. struct birth 组合是结构体类型;</text:span></text:p>
      <text:p text:style-name="P1"><text:span text:style-name="T2">总结：结构体提供了一种给</text:span><text:span text:style-name="T1">用户自定义新的数据类型</text:span><text:span text:style-name="T2">的机会</text:span></text:p>
      <text:p text:style-name="P1"><text:span text:style-name="T2">利用结构体类型来定义结构体变量：</text:span></text:p>
      <text:p text:style-name="P1"><text:span text:style-name="T2">例如：int a,b,c; <text:s text:c="4"/>int是数据类型 <text:s/>abc是变量名 <text:s text:c="2"/>数据类型的作用是决定在内存中开辟多大空间的</text:span></text:p>
      <text:p text:style-name="P1"><text:span text:style-name="T4">struct birth</text:span><text:span text:style-name="T2"> <text:s/></text:span><text:span text:style-name="T4">a,b,c</text:span><text:span text:style-name="T2">; <text:s text:c="6"/>前者为数据类型 <text:s text:c="3"/>后者为结构体变量;</text:span></text:p>
      <text:p text:style-name="P1"><text:span text:style-name="T2">定义结构体变量共有3种方法：</text:span></text:p>
      <text:p text:style-name="P1"><text:span text:style-name="T2">1. 先定义结构体类型，然后再定义结构体变量(两件事分开)。</text:span></text:p>
      <text:p text:style-name="P1"><text:span text:style-name="T2">struct birth{int year;int month; int day;}; <text:s text:c="2"/>第一件事：定义了结构体类型 <text:s text:c="3"/></text:span></text:p>
      <text:p text:style-name="P1"><text:span text:style-name="T2">struct birth a,b,c; <text:s text:c="2"/>第二件事，定义了结构体变量 a,b,c</text:span></text:p>
      <text:p text:style-name="P1"><text:span text:style-name="T2">2. 定义结构体类型的同时，直接定义结构体变量(两件事同时做)。</text:span></text:p>
      <text:p text:style-name="P1"><text:span text:style-name="T2">struct birth{int year;int month; int day;}a,b,c;</text:span></text:p>
      <text:p text:style-name="P1"><text:span text:style-name="T2">3. 定义结构体类型的同时，直接定义结构体变量，此时可以省略结构体名;</text:span></text:p>
      <text:p text:style-name="P1"><text:span text:style-name="T2">struct{int year;int month;int day;}a,b,c;</text:span></text:p>
      <text:p text:style-name="P3"/>
      <text:p text:style-name="P1"><text:span text:style-name="T2">给结构体变量进行初始化赋值：</text:span></text:p>
      <text:p text:style-name="P1"><text:span text:style-name="T2">例如：int a=2; 定义的同时初始化赋值 <text:s text:c="5"/></text:span></text:p>
      <text:p text:style-name="P1"><text:soft-page-break/><text:span text:style-name="T2">struct birth a={2000,1,2}; <text:s text:c="4"/>说明：</text:span></text:p>
      <text:p text:style-name="P1"><text:span text:style-name="T2">1. 使用大括号，为类型中的每个成员进行赋值;</text:span></text:p>
      <text:p text:style-name="P1"><text:span text:style-name="T2">2. 赋值按成员的顺序一一赋值，中间的成员值不能省略; <text:s text:c="2"/>后面的可以省略; <text:s/>省略后默认是0;</text:span></text:p>
      <text:p text:style-name="P1"><text:span text:style-name="T2">总结：给所有的结构体变量进行赋值，一定就是给变量中的成员进行赋值</text:span></text:p>
      <text:p text:style-name="P1"><text:span text:style-name="T2"><text:tab/> <text:s text:c="2"/>每个结构体变量都有属于自己的成员值;</text:span></text:p>
      <text:p text:style-name="P1"><text:span text:style-name="T2">例如：struct student{int id; char name[30]; <text:s/>float c1; <text:s/>float c2; };</text:span></text:p>
      <text:p text:style-name="P1"><text:span text:style-name="T2">struct student woNg={1,”王”,60,70};</text:span></text:p>
      <text:p text:style-name="P3"/>
      <text:p text:style-name="P1"><text:span text:style-name="T2">给结构体变量，定义后再赋值;</text:span></text:p>
      <text:p text:style-name="P1"><text:span text:style-name="T2">例如： <text:s/>int a;定义一个整型变量 a</text:span></text:p>
      <text:p text:style-name="P1"><text:span text:style-name="T2"><text:tab/> <text:s text:c="4"/>a=2; <text:s text:c="2"/>给他赋值2</text:span></text:p>
      <text:p text:style-name="P1"><text:span text:style-name="T2">struct birth a,b;</text:span></text:p>
      <text:p text:style-name="P1"><text:span text:style-name="T2">a=2000; <text:s text:c="3"/>ERROR！ 切记：给结构体变量进行赋值，就是给其成员进行赋值</text:span></text:p>
      <text:p text:style-name="P1"><text:span text:style-name="T2">a.year=2000; <text:s/>a.month=1; <text:s/>a.day=2;</text:span></text:p>
      <text:p text:style-name="P1"><text:span text:style-name="T2">结构体变量</text:span><text:span text:style-name="T1">引用成员</text:span><text:span text:style-name="T2">的方法：使用 . 运算符; <text:s text:c="5"/>. 取成员运算符（起修饰限制作用）</text:span></text:p>
      <text:p text:style-name="P1"><text:span text:style-name="T2">例如：中国.辽宁.大连</text:span></text:p>
      <text:p text:style-name="P1"><text:span text:style-name="T2">例如：struct student <text:s/>woNg; <text:s text:c="2"/>结构体变量赋值，不能直接给woNg赋值，需要给其成员进行赋值。</text:span></text:p>
      <text:p text:style-name="P1"><text:span text:style-name="T2">woNg.id=1; <text:s text:c="2"/>strcpy(woNg.name,”王”); <text:s text:c="3"/>woNg.c1=60;</text:span></text:p>
      <text:p text:style-name="P1"><text:span text:style-name="T2">例如：struct book {int id; <text:s/>char name[30]; <text:s/>float price;}</text:span></text:p>
      <text:p text:style-name="P1"><text:span text:style-name="T2">void main(){struct book java; scanf(“%d%s%f”,&amp;java.id,&amp;java.name,&amp;java.price); </text:span></text:p>
      <text:p text:style-name="P1"><text:span text:style-name="T2">printf(“%d%s%f”,java.id,java.name,java.price); }</text:span></text:p>
      <text:p text:style-name="P1"><text:span text:style-name="T2">总结：结构体编程中的操作，永远要对结构体变量中的成员进行操作，不能直接对结构体变量进行操作。</text:span></text:p>
      <text:p text:style-name="P3"/>
      <text:p text:style-name="P1"><text:span text:style-name="T2">结构体变量占据内存空间大小，等于所有成员占据内存空间之和;</text:span></text:p>
      <text:p text:style-name="P1"><text:span text:style-name="T7">sizeof</text:span><text:span text:style-name="T2">(类型 变量); <text:s text:c="3"/></text:span><text:span text:style-name="T7">sizeof</text:span><text:span text:style-name="T2">(struct book); <text:s/>38 <text:s text:c="5"/>sizeof(java); <text:s text:c="2"/>38</text:span></text:p>
      <text:p text:style-name="P3"/>
      <text:p text:style-name="P1"><text:span text:style-name="T2">结构体类型的相互嵌套：就是在类型体内又使用了另一个结构体类型;</text:span></text:p>
      <text:p text:style-name="P1"><text:span text:style-name="T2">struct student{int id; char name[30]; <text:s/>struct birth{ int year; int month; int day;}birthday;};</text:span></text:p>
      <text:p text:style-name="P1"><text:span text:style-name="T2">等价与:</text:span></text:p>
      <text:p text:style-name="P1"><text:span text:style-name="T2">struct birth{int year; int month; int day;}; </text:span></text:p>
      <text:p text:style-name="P1"><text:span text:style-name="T2">struct student{int id; char name[30]; struct birth birthday;}</text:span></text:p>
      <text:p text:style-name="P1"><text:span text:style-name="T2">使用：struct student </text:span><text:span text:style-name="T7">guangqiang</text:span><text:span text:style-name="T2">; <text:s/>sizeof(struct student); <text:s/>//4+30+12 <text:s/>个字节</text:span></text:p>
      <text:p text:style-name="P1"><text:span text:style-name="T7">guangqiang.id</text:span><text:span text:style-name="T2">=2; <text:s/></text:span><text:span text:style-name="T7">strcpy</text:span><text:span text:style-name="T2">(</text:span><text:span text:style-name="T7">guangqiang.name</text:span><text:span text:style-name="T2">,”光强”); <text:s/></text:span><text:span text:style-name="T7">guangqiang.birthday.year</text:span><text:span text:style-name="T2">=2000;</text:span></text:p>
      <text:p text:style-name="P1"><text:span text:style-name="T2">说明：结构体嵌套类型变量，需要一级一级的引用到最底层的成员;</text:span></text:p>
      <text:p text:style-name="P3"/>
      <text:p text:style-name="P1"><text:span text:style-name="T2">结构体类型的数组：</text:span></text:p>
      <text:p text:style-name="P1"><text:span text:style-name="T2">struct birth a[10]; <text:s/></text:span></text:p>
      <text:p text:style-name="P1"><text:span text:style-name="T2">结构体类型的数组,共有10个元素,每个元素都是结构体类型,即每个元素都包含3个成员;</text:span></text:p>
      <text:p text:style-name="P1"><text:span text:style-name="T2">例如：</text:span></text:p>
      <text:p text:style-name="P1"><text:span text:style-name="T2">struct book{int id; char name[30]; float price;}b[3]={{1,”cc”,30},{2,”java”,40},{3,”net”,50}};</text:span></text:p>
      <text:p text:style-name="P1"><text:span text:style-name="T2">printf(“%d%s%f”,b[0].id,b[0].name,b[0].price); 归属，限制。</text:span></text:p>
      <text:p text:style-name="P3"/>
      <text:p text:style-name="P1"><text:span text:style-name="T2">结构体类型的指针：</text:span></text:p>
      <text:p text:style-name="P1"><text:span text:style-name="T2">struct book *p; <text:s text:c="2"/>定义了一个结构体类型的指针变量p</text:span></text:p>
      <text:p text:style-name="P1"><text:span text:style-name="T2">struct book cc; <text:s text:c="3"/>p=&amp;cc; <text:s text:c="2"/>p指针指向了cc空间</text:span></text:p>
      <text:p text:style-name="P1"><text:span text:style-name="T2">p-&gt; id <text:s text:c="2"/>p-&gt; name <text:s text:c="2"/>p-&gt; price <text:s text:c="2"/>原因：结构体程序，永远要操作成员值，需要使用指针变量取成员值。</text:span></text:p>
      <text:p text:style-name="P1"><text:span text:style-name="T2">引用成员值，此时需要用-&gt; 运算符。</text:span></text:p>
      <text:p text:style-name="P1"><text:span text:style-name="T2">总结：结构体变量下的成员，共有3种引用方法;</text:span></text:p>
      <text:p text:style-name="P1"><text:soft-page-break/><text:span text:style-name="T2">1. 如果是结构体变量，需要使用 . 运算符; <text:s/>cc.id <text:s text:c="2"/>, <text:s/>cc.name;</text:span></text:p>
      <text:p text:style-name="P1"><text:span text:style-name="T2">2. 如果是结构体指针变量，需要使用 -</text:span><text:span text:style-name="T8">&gt;运算符,p=&amp;cc; 指针变量完成指向后p-&gt;id,p-&gt;name,p-&gt;price</text:span></text:p>
      <text:p text:style-name="P1"><text:span text:style-name="T8">3. 如果是结构体指针变量，可以先转换为结构体变量，然后再.运算符取成员 ，括号不能少！</text:span></text:p>
      <text:p text:style-name="P1"><text:span text:style-name="T8">(*p).id <text:s/>cc.id <text:s text:c="3"/>(*p).name <text:s text:c="2"/>cc.name</text:span></text:p>
      <text:p text:style-name="P1"><text:span text:style-name="T8">例如：</text:span></text:p>
      <text:p text:style-name="P1"><text:span text:style-name="T8">struct stu{int x; int y; int z;}; </text:span></text:p>
      <text:p text:style-name="P1"><text:span text:style-name="T8">void main(){struct stu s[2]={{1,2,3},{4, 5,6}; <text:s text:c="2"/>struct stu *p=s; <text:s/></text:span></text:p>
      <text:p text:style-name="P1"><text:span text:style-name="T8">printf(“%d”,p- &gt;y); <text:s/>printf(“%d”,++p- &gt;x);} <text:s text:c="2"/>//输出 2 <text:s text:c="2"/>2;</text:span></text:p>
      <text:p text:style-name="P5"/>
      <text:p text:style-name="P1"><text:span text:style-name="T8">*例题：编程，输入5个学生的姓名和两门课成绩，计算每个学生的平均成绩，并输出姓名和平均成绩;</text:span></text:p>
      <text:p text:style-name="P1"><text:span text:style-name="T8">分析：学生：姓名，成绩1，成绩2; <text:s text:c="2"/>复杂数据 <text:s text:c="2"/>使用结构体</text:span></text:p>
      <text:p text:style-name="P1"><text:span text:style-name="T8">结构体编程步骤:<text:line-break/>1.先定义结构体类型，定义时，要整合所有的相关属性或成分;</text:span></text:p>
      <text:p text:style-name="P1"><text:span text:style-name="T8">2.程序要永远针对成员进行操作，但一定要告诉每个成员的归属。</text:span></text:p>
      <table:table table:name="表格12" table:style-name="表格12">
        <table:table-column table:style-name="表格12.A"/>
        <table:table-row table:style-name="表格12.1">
          <table:table-cell table:style-name="表格12.A1" office:value-type="string">
            <text:p text:style-name="P2"><text:span text:style-name="T8">struct student { char name[30]; <text:s/>float c1; <text:s/>float c2; <text:s/>float avg;};</text:span></text:p>
            <text:p text:style-name="P2"><text:span text:style-name="T8">void main(){struct student stu[5]; </text:span></text:p>
            <text:p text:style-name="P2"><text:span text:style-name="T8">for(int i=0;i&lt;5;i++){</text:span></text:p>
            <text:p text:style-name="P2"><text:span text:style-name="T8">scanf(“%s%f%f”,&amp;stu[i].name,&amp;stu[i].c1,&amp;stu[i].c2); </text:span></text:p>
            <text:p text:style-name="P2"><text:span text:style-name="T8">stu[i].avg=(stu[i].c1+stu[i].c2)/2;</text:span></text:p>
            <text:p text:style-name="P2"><text:span text:style-name="T8">printf(“%s%f”,stu[i].name,stu[i].avg); } <text:s/>} </text:span></text:p>
          </table:table-cell>
        </table:table-row>
      </table:table>
      <text:p text:style-name="P3"/>
      <text:p text:style-name="P1"><text:span text:style-name="T2">其他的几个关键字：</text:span></text:p>
      <text:p text:style-name="P1"><text:span text:style-name="T2">1. union 共用体，用于与结构体 struct 相同</text:span></text:p>
      <text:p text:style-name="P1"><text:span text:style-name="T2">用法： <text:s/>union 名{成员1; <text:s/>成员2; <text:s/>};</text:span></text:p>
      <text:p text:style-name="P1"><text:span text:style-name="T2">union book{int a; int b;}; 共用体类型 <text:s text:c="2"/>union book b1,b2;</text:span></text:p>
      <text:p text:style-name="P1"><text:span text:style-name="T2">共用体变量占据内存空间大小，取决于变量中占内存空间最多的那个成员;</text:span></text:p>
      <text:p text:style-name="P1"><text:span text:style-name="T2">2. enum 枚举 一一列举;</text:span></text:p>
      <text:p text:style-name="P1"><text:span text:style-name="T2">枚举是有限个整形常量的集合; 与 struct 结构体相同</text:span></text:p>
      <text:p text:style-name="P1"><text:span text:style-name="T2">enum名{成员1,成员2,成员3};</text:span></text:p>
      <text:p text:style-name="P1"><text:span text:style-name="T2">enum color {red, green,blue,yellow};</text:span></text:p>
      <text:p text:style-name="P1"><text:span text:style-name="T2">常量值有两种：</text:span></text:p>
      <text:p text:style-name="P1"><text:span text:style-name="T2"><text:tab/>1. 隐式常量值：第一个是0，依次递增</text:span></text:p>
      <text:p text:style-name="P1"><text:span text:style-name="T2"><text:tab/>2. 显示常量值：用户自己定义的，未定义值的，以前一个为依据，依次递增。</text:span></text:p>
      <text:p text:style-name="P1"><text:span text:style-name="T2">enum color{red=10,green=100,blue,yellow=200};</text:span></text:p>
      <text:p text:style-name="P1"><text:span text:style-name="T2">enum color c1=red;</text:span></text:p>
      <text:p text:style-name="P1"><text:span text:style-name="T2">他们都是用户自定义，构造的类型。</text:span></text:p>
      <text:p text:style-name="P1"><text:span text:style-name="T2">4. typedef 关键字</text:span></text:p>
      <text:p text:style-name="P1"><text:span text:style-name="T2">作用：给数据类型起别名的</text:span></text:p>
      <text:p text:style-name="P1"><text:span text:style-name="T2">例如：typedef int aa; <text:s text:c="2"/>int k =2; 等价 <text:s/>aa k=2;</text:span></text:p>
      <text:p text:style-name="P1"><text:span text:style-name="T2">typedef 类型名 <text:s/>新名;</text:span></text:p>
      <text:p text:style-name="P3"/>
      <text:p text:style-name="P3"/>
      <text:p text:style-name="P1"><text:span text:style-name="T2">文件：磁盘文件</text:span></text:p>
      <text:p text:style-name="P1"><text:span text:style-name="T2">C语言中把磁盘文件当做了由一个个字符组成的序列;</text:span></text:p>
      <text:p text:style-name="P1"><text:span text:style-name="T2">分类：按数据在磁盘中的存储方式</text:span></text:p>
      <text:p text:style-name="P1"><text:span text:style-name="T2">1. 文本文件：数据按字符的ASCII值形式进行存储。</text:span></text:p>
      <text:p text:style-name="P1"><text:span text:style-name="T2">2. 二进制文件：数据在内存中的存放形式，直接存储到文件。</text:span></text:p>
      <text:p text:style-name="P1"><text:span text:style-name="T2">int a=12345; </text:span></text:p>
      <text:p text:style-name="P3"/>
      <text:p text:style-name="P1"><text:soft-page-break/><text:span text:style-name="T2">文本: ‘1’’2’’3’’4’’5’ <text:s text:c="2"/>‘49’ ‘50’ <text:s/>‘51’ ‘52’ ‘53’ <text:s text:c="2"/>5个字节</text:span></text:p>
      <text:p text:style-name="P1"><text:span text:style-name="T2">二进制：存数据的补码 <text:s text:c="4"/>4字节 <text:s text:c="6"/>文件中是数据的补码</text:span></text:p>
      <text:p text:style-name="P1"><text:span text:style-name="T2">区别：文本文件占空间大，读写速度慢，可以用文本编辑器，直接看原内容</text:span></text:p>
      <text:p text:style-name="P1"><text:span text:style-name="T2"><text:tab/> <text:s text:c="3"/>二进制占空间小，读写速度快，不可以看文件原内容。</text:span></text:p>
      <text:p text:style-name="P1"><text:span text:style-name="T2">文件的操作方式：以内存为中心（你就是内存）</text:span></text:p>
      <text:p text:style-name="P1"><text:span text:style-name="T2">1.输入（读）：将数据拉到内存中的过程，称为输入</text:span></text:p>
      <text:p text:style-name="P1"><text:span text:style-name="T2">2.输出（写）：将数据送出去的过程，称为输出</text:span></text:p>
      <text:p text:style-name="P3"/>
      <text:p text:style-name="P1"><text:span text:style-name="T2">读写方式分两种：</text:span></text:p>
      <text:p text:style-name="P1"><text:span text:style-name="T2">1. 顺序读写：逐个读写每个字符；更适合于文本文件</text:span></text:p>
      <text:p text:style-name="P1"><text:span text:style-name="T2">2. 随机读写：按指定的位置，读写指定大小，更适合于二进制文件，以完整的单位进行读写;</text:span></text:p>
      <text:p text:style-name="P3"/>
      <text:p text:style-name="P1"><text:span text:style-name="T2">文件的操作步骤：</text:span></text:p>
      <text:p text:style-name="P1"><text:span text:style-name="T2">都是用函数来实现的；文件上的输入和输出函数，都在stdio.h文件中，使用之前必须添加。</text:span></text:p>
      <text:p text:style-name="P1"><text:span text:style-name="T2">操作步骤：</text:span></text:p>
      <text:p text:style-name="P1"><text:span text:style-name="T2">1. 打开文件 ： <text:s/>fopen，建立一条内存到文件之间的通道;</text:span></text:p>
      <text:p text:style-name="P1"><text:span text:style-name="T2">2. 读写文件内容：</text:span></text:p>
      <text:p text:style-name="P1"><text:span text:style-name="T2">3. 关闭文件： fclose，切断内存到文件之间的通道;</text:span></text:p>
      <text:p text:style-name="P3"/>
      <text:p text:style-name="P1"><text:span text:style-name="T2">1. fopen() 函数</text:span></text:p>
      <text:p text:style-name="P1"><text:span text:style-name="T2">功能：打开文件，建立通道</text:span></text:p>
      <text:p text:style-name="P1"><text:span text:style-name="T2">语法：fopen(“文件名</text:span><text:span text:style-name="T7">”</text:span><text:span text:style-name="T2">,”文件的使用方式”);</text:span></text:p>
      <text:p text:style-name="P1"><text:span text:style-name="T2"><text:tab/><text:tab/>文件打开成功后，会返回一个FILE * 类型的指针</text:span></text:p>
      <text:p text:style-name="P1"><text:span text:style-name="T2">例如：</text:span></text:p>
      <text:p text:style-name="P1"><text:span text:style-name="T2">FILE * fp; <text:s text:c="2"/>文件指针</text:span></text:p>
      <text:p text:style-name="P1"><text:span text:style-name="T2">fp=fopen(“1.txt”,”w”); <text:s/>打开文件1.txt ，成功打开后，fp指向到该文件上； <text:s text:c="2"/></text:span></text:p>
      <text:p text:style-name="P1"><text:span text:style-name="T2">文件的使用方式：12种</text:span></text:p>
      <text:p text:style-name="P1"><text:span text:style-name="T2">1. 文本文件 <text:s text:c="22"/>二进制文件</text:span></text:p>
      <text:p text:style-name="P1"><text:span text:style-name="T7">"r" <text:tab/><text:tab/>只读<text:tab/><text:tab/><text:tab/><text:tab/>"rb" <text:s text:c="10"/></text:span></text:p>
      <text:p text:style-name="P1"><text:span text:style-name="T7">"w"<text:tab/><text:tab/>只写<text:tab/><text:tab/><text:tab/><text:tab/>"wb" <text:s text:c="6"/></text:span></text:p>
      <text:p text:style-name="P1"><text:span text:style-name="T7">"a" <text:tab/><text:tab/>只追加写<text:tab/><text:tab/><text:tab/>"ab"</text:span></text:p>
      <text:p text:style-name="P1"><text:span text:style-name="T7">"r+"<text:tab/><text:tab/>读写 <text:s text:c="7"/><text:tab/><text:tab/><text:tab/>"rb+"</text:span></text:p>
      <text:p text:style-name="P1"><text:span text:style-name="T7">"w+"<text:tab/>写读 <text:s text:c="7"/><text:tab/><text:tab/><text:tab/>"wb+" </text:span></text:p>
      <text:p text:style-name="P1"><text:span text:style-name="T7">"a+"<text:tab/>读追加写<text:tab/><text:tab/><text:tab/>"ab+"</text:span></text:p>
      <text:p text:style-name="P1"><text:span text:style-name="T7">+ 实现即可以读，又可以写</text:span></text:p>
      <text:p text:style-name="P3"/>
      <text:p text:style-name="P1"><text:span text:style-name="T2">说明：</text:span></text:p>
      <text:p text:style-name="P1"><text:span text:style-name="T2"><text:tab/>1. 带w字样的方式，如果文件不存在，会自动创建文件;</text:span></text:p>
      <text:p text:style-name="P1"><text:span text:style-name="T2"><text:s text:c="2"/><text:tab/> <text:s/>如果文件存在，文件的内容要先清空；只能先写再读。</text:span></text:p>
      <text:p text:style-name="P1"><text:span text:style-name="T2"><text:tab/>2. 带r字样的方式，如果文件不存在，会报错;</text:span></text:p>
      <text:p text:style-name="P1"><text:span text:style-name="T2"><text:tab/> <text:s text:c="3"/>如果文件存在，文件的内容不清空；可以先读，如果写，新内容覆盖原内容。</text:span></text:p>
      <text:p text:style-name="P1"><text:span text:style-name="T2"><text:tab/>3. 带a字样，写是追加写; <text:s/>如果文件不存在，会创建文件。</text:span></text:p>
      <text:p text:style-name="P3"/>
      <text:p text:style-name="P1"><text:span text:style-name="T2">文件打开失败时会返回一个NULL（空指针）;</text:span></text:p>
      <text:p text:style-name="P1"><text:span text:style-name="T2">文件指针不负责文件中内容的操作，只负责文件属性的一些操作。</text:span></text:p>
      <text:p text:style-name="P3"/>
      <text:p text:style-name="P1"><text:span text:style-name="T2">2. fclose()</text:span></text:p>
      <text:p text:style-name="P1"><text:span text:style-name="T2">功能：关闭文件，切断通道，如果未关闭，会造成数据的丢失</text:span></text:p>
      <text:p text:style-name="P1"><text:span text:style-name="T2">语法：fclose(文件指针);</text:span></text:p>
      <text:p text:style-name="P1"><text:span text:style-name="T2">例如：fclose(fp); <text:s text:c="3"/>关闭fp指向的文件通道</text:span></text:p>
      <text:p text:style-name="P3"/>
      <text:p text:style-name="P3"><text:soft-page-break/></text:p>
      <text:p text:style-name="P1"><text:span text:style-name="T2">3.文件内容的操作函数： <text:s text:c="38"/>键盘和显示器的操作函数</text:span></text:p>
      <text:p text:style-name="P1"><text:span text:style-name="T2">(1)单个字符的读写函数 <text:s text:c="2"/>fgetc <text:s/>fputc<text:tab/><text:tab/> <text:s text:c="21"/>getchar putchar</text:span></text:p>
      <text:p text:style-name="P1"><text:span text:style-name="T2">(2)字符串的读写函数 <text:s/>fgets fputs<text:tab/><text:tab/><text:tab/><text:tab/><text:tab/> <text:s text:c="7"/>gets <text:s/>puts</text:span></text:p>
      <text:p text:style-name="P1"><text:span text:style-name="T2">(3)按指定的格式读写函数 <text:s/>fscanf <text:s/>fprintf<text:tab/><text:tab/><text:tab/> <text:s text:c="7"/>scanf <text:s/>printf</text:span></text:p>
      <text:p text:style-name="P1"><text:span text:style-name="T2">(4)按数据块读写函数（二进制文件）fread fwrite</text:span></text:p>
      <text:p text:style-name="P3"/>
      <text:p text:style-name="P1"><text:span text:style-name="T2">1. fgetc</text:span></text:p>
      <text:p text:style-name="P1"><text:span text:style-name="T2">功能：从文件中，读一个字符</text:span></text:p>
      <text:p text:style-name="P1"><text:span text:style-name="T2">语法：fgetc(文件指针);</text:span></text:p>
      <text:p text:style-name="P1"><text:span text:style-name="T2">例如：char ch; <text:s text:c="2"/>ch=fgetc(fp);</text:span></text:p>
      <text:p text:style-name="P1"><text:span text:style-name="T2">键盘：getchar <text:s text:c="8"/>char ch; ch=getchar();</text:span></text:p>
      <text:p text:style-name="P3"/>
      <text:p text:style-name="P1"><text:span text:style-name="T2">2.fputc</text:span></text:p>
      <text:p text:style-name="P1"><text:span text:style-name="T2">功能：向文件中，写一个字符</text:span></text:p>
      <text:p text:style-name="P1"><text:span text:style-name="T2">语法：fputc(字符，文件指针);</text:span></text:p>
      <text:p text:style-name="P1"><text:span text:style-name="T2">例如：char ch=’A’; <text:s text:c="3"/>fputc(ch,fp);</text:span></text:p>
      <text:p text:style-name="P1"><text:span text:style-name="T2">显示器：putchar <text:s text:c="5"/>char ch=’A’; <text:s text:c="2"/>putchar(ch);</text:span></text:p>
      <text:p text:style-name="P3"/>
      <text:p text:style-name="P1"><text:span text:style-name="T2">3.fgets</text:span></text:p>
      <text:p text:style-name="P1"><text:span text:style-name="T2">功能：从文件中，读一个字符串</text:span></text:p>
      <text:p text:style-name="P1"><text:span text:style-name="T2">语法：fgets(字符串，个数，文件指针); <text:s text:c="6"/>//最多读个数-1</text:span></text:p>
      <text:p text:style-name="P1"><text:span text:style-name="T2">例如：char st[100]; <text:s/>fgets(st,100,fp); <text:s text:c="3"/></text:span></text:p>
      <text:p text:style-name="P1"><text:span text:style-name="T2">从fp指向的文件中，最多读100-1个字符，加上\0后，放入数组st中;</text:span></text:p>
      <text:p text:style-name="P1"><text:span text:style-name="T2">键盘：gets <text:s/>char st[100]; <text:s text:c="2"/>gets(st);</text:span></text:p>
      <text:p text:style-name="P3"/>
      <text:p text:style-name="P1"><text:span text:style-name="T2">4.fputs()</text:span></text:p>
      <text:p text:style-name="P1"><text:span text:style-name="T2">功能：输出字符串到文件中</text:span></text:p>
      <text:p text:style-name="P1"><text:span text:style-name="T2">语法：fputs(字符串，文件指针)</text:span></text:p>
      <text:p text:style-name="P1"><text:span text:style-name="T2">例如：char st[]=”abc”; <text:s text:c="2"/>fputs(st,fp);</text:span></text:p>
      <text:p text:style-name="P1"><text:span text:style-name="T2">显示器：puts <text:s text:c="2"/>char st[]=”abc”; <text:s text:c="2"/>puts(st);</text:span></text:p>
      <text:p text:style-name="P3"/>
      <text:p text:style-name="P1"><text:span text:style-name="T2">5.fscanf()</text:span></text:p>
      <text:p text:style-name="P1"><text:span text:style-name="T2">功能：从文件中，按指定的格式读数据</text:span></text:p>
      <text:p text:style-name="P1"><text:span text:style-name="T2">语法：fscanf(文件指针,“控制格式”,地址列表);</text:span></text:p>
      <text:p text:style-name="P1"><text:span text:style-name="T2">例如：int a; float b; <text:s/>fscanf(fp,”%d%f”,&amp;a,&amp;b);</text:span></text:p>
      <text:p text:style-name="P1"><text:span text:style-name="T2">键盘：scanf(“%d%f”,&amp;a,&amp;b);</text:span></text:p>
      <text:p text:style-name="P3"/>
      <text:p text:style-name="P1"><text:span text:style-name="T2">6.fprintf() <text:s/></text:span></text:p>
      <text:p text:style-name="P1"><text:span text:style-name="T2">功能：按指定的格式输出数据</text:span></text:p>
      <text:p text:style-name="P1"><text:span text:style-name="T2">语法：fprintf(文件指针,”控制格式”,输出列表)</text:span></text:p>
      <text:p text:style-name="P1"><text:span text:style-name="T2">例如：int a=2; float b=2.5; <text:s/>fprintf(fp,”%d%f”,a,b);</text:span></text:p>
      <text:p text:style-name="P1"><text:span text:style-name="T2">显示器：printf(“%d%f”,a,b);</text:span></text:p>
      <text:p text:style-name="P3"/>
      <text:p text:style-name="P1"><text:span text:style-name="T2">7-8. fread fwrite <text:s/>二进制文件</text:span></text:p>
      <text:p text:style-name="P1"><text:span text:style-name="T2">功能：读 <text:s text:c="2"/>写 <text:s/>数据块</text:span></text:p>
      <text:p text:style-name="P1"><text:span text:style-name="T2">例如： <text:s text:c="2"/>int a[]={1,3,5}; <text:s text:c="3"/>int b[3]; <text:s text:c="3"/>fwrite(a,sizeof(int),3,fp); <text:s text:c="7"/>fread(b,sizeof(int),3,fp);</text:span></text:p>
      <text:p text:style-name="P1"><text:span text:style-name="T2">a相当于缓存，sizeof(int)相当于每个元素大小，3相当于个数，fp相当于文件指针。</text:span></text:p>
      <text:p text:style-name="P3"/>
      <text:p text:style-name="P1"><text:span text:style-name="T2">读写位置指针：用于控制文件内容操作的一种指针</text:span></text:p>
      <text:p text:style-name="P1"><text:span text:style-name="T2">feof:判断文件是否读到文件尾; 如果读到尾，返回1，没有读到尾，返回0;</text:span></text:p>
      <text:p text:style-name="P1"><text:span text:style-name="T2">while(!feof(fp)){ <text:s text:c="2"/>}</text:span></text:p>
      <text:p text:style-name="P1"><text:soft-page-break/><text:span text:style-name="T2">fseek:读写位置指针的移动函数</text:span></text:p>
      <text:p text:style-name="P1"><text:span text:style-name="T2">语法：fseek(文件指针,偏移量,起始位置标记) </text:span></text:p>
      <text:p text:style-name="P1"><text:span text:style-name="T2">起始位置标记</text:span></text:p>
      <text:p text:style-name="P1"><text:span text:style-name="T2">0 SEEK_SET<text:line-break/>1 SEEK_CUR</text:span></text:p>
      <text:p text:style-name="P1"><text:span text:style-name="T2">2 SEEK_END</text:span></text:p>
      <text:p text:style-name="P1"><text:span text:style-name="T2">例如：fseek(fp,-10,2);</text:span></text:p>
      <text:p text:style-name="P3"/>
      <text:p text:style-name="P1"><text:span text:style-name="T2">rewind:读写位置指针的回绕函数</text:span></text:p>
      <text:p text:style-name="P1"><text:span text:style-name="T2">语法：rewind(文件指针);</text:span></text:p>
      <text:p text:style-name="P3"/>
      <text:p text:style-name="P1"><text:span text:style-name="T2">例题：实现文件的拷贝，复制 <text:s/>A.txt <text:s text:c="2"/>B.txt</text:span></text:p>
      <table:table table:name="表格13" table:style-name="表格13">
        <table:table-column table:style-name="表格13.A"/>
        <table:table-row table:style-name="表格13.1">
          <table:table-cell table:style-name="表格13.A1" office:value-type="string">
            <text:p text:style-name="P7">#include&lt;stdio.h&gt;</text:p>
            <text:p text:style-name="P7">void main()</text:p>
            <text:p text:style-name="P7">{ <text:s text:c="2"/>FILE *fa,*fb;</text:p>
            <text:p text:style-name="P7">char ch;</text:p>
            <text:p text:style-name="P7">fa=fopen(“A.txt”,”r”);</text:p>
            <text:p text:style-name="P7">fb=fopen(“<text:span text:style-name="T9">B</text:span>.txt”,”w”);</text:p>
            <text:p text:style-name="P7">while(feof(fa)!=1)</text:p>
            <text:p text:style-name="P7">{ <text:s text:c="2"/>ch=fgetc(fa);</text:p>
            <text:p text:style-name="P7"><text:s text:c="5"/>fputc(ch,fb);</text:p>
            <text:p text:style-name="P7"><text:s text:c="5"/>if(feof(fa) == 1) break; <text:s text:c="3"/>}</text:p>
            <text:p text:style-name="P7">fclose(fa); <text:s text:c="3"/>fclose(fb); <text:s text:c="2"/>}</text:p>
          </table:table-cell>
        </table:table-row>
      </table:table>
      <text:p text:style-name="P3"/>
      <text:p text:style-name="P3"/>
      <text:p text:style-name="P1"><text:span text:style-name="T2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文泉驿微米黑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文泉驿微米黑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文泉驿微米黑" style:font-family-asian="文泉驿微米黑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文泉驿微米黑" style:font-family-asian="文泉驿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05:55:47</meta:creation-date>
    <dc:language>zh-CN</dc:language>
    <dc:date>2023-02-21T19:54:55</dc:date>
    <meta:editing-cycles>690</meta:editing-cycles>
    <meta:editing-duration>P1DT6H17M</meta:editing-duration>
    <meta:generator>LibreOffice/7.0.4.2$Linux_AARCH64 LibreOffice_project/00$Build-2</meta:generator>
    <meta:document-statistic meta:table-count="13" meta:image-count="0" meta:object-count="0" meta:page-count="9" meta:paragraph-count="360" meta:word-count="5742" meta:character-count="11732" meta:non-whitespace-character-count="10102"/>
    <meta:user-defined meta:name="AppVersion">15.0000</meta:user-defined>
  </office:meta>
</office:document-meta>
</file>